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Panajachel in the Solola Department of Guatemala, SWEAR THAT:</text:p>
      <text:p text:style-name="P6"/>
      <text:p text:style-name="P3">I served Minister of Public Safety and Emergency Preparedness with Reply to Defendant's Response to Motion for Leave to Amend the Statement of Claim by sending a copy by email on March 5th, 2017 to Eric Peterson, solicitor for the Defendant, at Eric.Peterson@justice.gc.ca</text:p>
      <text:p text:style-name="P3"/>
      <text:p text:style-name="P3">Sworn before me at the City of Panajachel <text:s text:c="2"/>in the Solola Department of Guatemala on March 6th, 2017.</text:p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Panajachel en el Departamento Solola de Guatemala, JURAMOS QUE:</text:p>
      <text:p text:style-name="P6"/>
      <text:p text:style-name="P3">He servido al Ministro de Seguridad Pública y Preparación de Emergencias con Respuesta a la Respuesta del Demandado a la Moción de Permiso para Enmendar la Declaración de la Demanda enviando una copia por email el 5 de marzo de 2017 a Eric Peterson, abogado de la Demandada, al Eric.Peterson@justice.gc.ca</text:p>
      <text:p text:style-name="P3"/>
      <text:p text:style-name="P3">Jurado ante mí en la Ciudad de Panajachel en el Departamento de Solola de Guatemala el 6 de marz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03-05T23:50:09.85</dc:date>
    <meta:generator>OpenOffice/4.0.1$Win32 OpenOffice.org_project/401m5$Build-9714</meta:generator>
    <meta:editing-duration>PT3H3S</meta:editing-duration>
    <meta:editing-cycles>7</meta:editing-cycles>
    <meta:document-statistic meta:table-count="0" meta:image-count="0" meta:object-count="0" meta:page-count="2" meta:paragraph-count="42" meta:word-count="257" meta:character-count="1680"/>
  </office:meta>
</office:document-meta>
</file>